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26ce" officeooo:paragraph-rsid="001526ce"/>
    </style:style>
    <style:style style:name="P2" style:family="paragraph" style:parent-style-name="Standard">
      <style:text-properties officeooo:rsid="00161c48" officeooo:paragraph-rsid="00161c48"/>
    </style:style>
    <style:style style:name="P3" style:family="paragraph" style:parent-style-name="Standard">
      <style:text-properties officeooo:rsid="0017312d" officeooo:paragraph-rsid="0017312d"/>
    </style:style>
    <style:style style:name="P4" style:family="paragraph" style:parent-style-name="Standard">
      <style:text-properties officeooo:rsid="0018a8e7" officeooo:paragraph-rsid="0018a8e7"/>
    </style:style>
    <style:style style:name="P5" style:family="paragraph" style:parent-style-name="Standard">
      <style:text-properties officeooo:rsid="001a0811" officeooo:paragraph-rsid="001a0811"/>
    </style:style>
    <style:style style:name="P6" style:family="paragraph" style:parent-style-name="Standard">
      <style:text-properties officeooo:rsid="001c3229" officeooo:paragraph-rsid="001c3229"/>
    </style:style>
    <style:style style:name="P7" style:family="paragraph" style:parent-style-name="Standard">
      <style:text-properties officeooo:rsid="001f25f9" officeooo:paragraph-rsid="001f25f9"/>
    </style:style>
    <style:style style:name="P8" style:family="paragraph" style:parent-style-name="Standard">
      <style:text-properties officeooo:rsid="0020f685" officeooo:paragraph-rsid="0020f685"/>
    </style:style>
    <style:style style:name="P9" style:family="paragraph" style:parent-style-name="Standard">
      <style:text-properties officeooo:rsid="00239b2b" officeooo:paragraph-rsid="00239b2b"/>
    </style:style>
    <style:style style:name="P10" style:family="paragraph" style:parent-style-name="Standard">
      <style:text-properties officeooo:rsid="0025305a" officeooo:paragraph-rsid="0025305a"/>
    </style:style>
    <style:style style:name="P11" style:family="paragraph" style:parent-style-name="Standard">
      <style:text-properties officeooo:rsid="0025305a" officeooo:paragraph-rsid="0025305a"/>
    </style:style>
    <style:style style:name="P12" style:family="paragraph" style:parent-style-name="Standard">
      <style:text-properties officeooo:rsid="00282ff3" officeooo:paragraph-rsid="00282ff3"/>
    </style:style>
    <style:style style:name="T1" style:family="text">
      <style:text-properties officeooo:rsid="0016fb6e"/>
    </style:style>
    <style:style style:name="T2" style:family="text">
      <style:text-properties officeooo:rsid="001a50da"/>
    </style:style>
    <style:style style:name="T3" style:family="text">
      <style:text-properties officeooo:rsid="001da4e2"/>
    </style:style>
    <style:style style:name="T4" style:family="text">
      <style:text-properties officeooo:rsid="002205b9"/>
    </style:style>
    <style:style style:name="T5" style:family="text">
      <style:text-properties officeooo:rsid="002465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ción Lyn</text:p>
      <text:p text:style-name="P1"/>
      <text:p text:style-name="P1">is the mobile phone used just to call people?</text:p>
      <text:p text:style-name="P1">Is there any brand that implements AI in his phones? </text:p>
      <text:p text:style-name="P1"/>
      <text:p text:style-name="P2">Exposición Gabriel</text:p>
      <text:p text:style-name="P2"/>
      <text:p text:style-name="P2">Do you like <text:span text:style-name="T1">shoes</text:span>?</text:p>
      <text:p text:style-name="P2">Do you have any Jordan<text:span text:style-name="T1">´s</text:span>? Whic<text:span text:style-name="T1">h</text:span> Model? <text:span text:style-name="T1">Jordan 1 and 4.</text:span></text:p>
      <text:p text:style-name="P2"/>
      <text:p text:style-name="P2"/>
      <text:p text:style-name="P2"/>
      <text:p text:style-name="P3">Erik</text:p>
      <text:p text:style-name="P3"/>
      <text:p text:style-name="P3">What do you think about the hight price of the Sneekers?</text:p>
      <text:p text:style-name="P4">Do you have a favourite collab with Sneekers?</text:p>
      <text:p text:style-name="P4"/>
      <text:p text:style-name="P5">Victor</text:p>
      <text:p text:style-name="P4"/>
      <text:p text:style-name="P5">Which Ibai´s event was your favourite? <text:span text:style-name="T2">The worlds (lol).</text:span></text:p>
      <text:p text:style-name="P5"/>
      <text:p text:style-name="P6">Maria</text:p>
      <text:p text:style-name="P6"/>
      <text:p text:style-name="P6">Do you know more latin words beside domotic?</text:p>
      <text:p text:style-name="P6">If you have to choose just one domotic device Which one would you rather have? <text:span text:style-name="T3">Personal assitant.</text:span></text:p>
      <text:p text:style-name="P6"/>
      <text:p text:style-name="P7">Nestor</text:p>
      <text:p text:style-name="P7"/>
      <text:p text:style-name="P7"><text:span text:style-name="T4">Do you know w</text:span>ho is the girl with Myke Towers in La Playa cover?</text:p>
      <text:p text:style-name="P8">How many songs did Mike create with “La bichota”?</text:p>
      <text:p text:style-name="P8"/>
      <text:p text:style-name="P9">Acaime</text:p>
      <text:p text:style-name="P9"/>
      <text:p text:style-name="P9">W<text:span text:style-name="T5">h</text:span>ich is your favourite football competition? Premier Leageue</text:p>
      <text:p text:style-name="P9"/>
      <text:p text:style-name="P10">Fabio</text:p>
      <text:p text:style-name="P10"/>
      <text:p text:style-name="P10">How do you think AI should be used in education in order to enhance it?</text:p>
      <text:p text:style-name="P10"/>
      <text:p text:style-name="P12">Azael</text:p>
      <text:p text:style-name="P12"/>
      <text:p text:style-name="P12">What genre is matame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6:31:20.717000000</meta:creation-date>
    <dc:date>2024-02-22T16:09:10.717000000</dc:date>
    <meta:editing-duration>PT1H23M32S</meta:editing-duration>
    <meta:editing-cycles>18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3" meta:word-count="148" meta:character-count="802" meta:non-whitespace-character-count="676"/>
  </office:meta>
</office:document-meta>
</file>